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12_09-41-04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4.54 E-139-34-57.13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2_11-04-57_000.jpg</text:p>
          </table:table-cell>
          <table:table-cell table:style-name="ce22" office:value-type="string">
            <text:p>:m 1-2*2 RES / 245 / 『人工光合成と有機系太陽電池』　日本化学会、編 / p.77</text:p>
          </table:table-cell>
          <table:table-cell table:style-name="ce3"/>
          <table:table-cell table:style-name="ce3"/>
          <table:table-cell table:style-name="ce3" office:value-type="string">
            <text:p>N-35-35-29.08 E-139-34-49.6</text:p>
          </table:table-cell>
          <table:table-cell table:style-name="ce32" table:formula="of:=IF([.E3]=&quot;&quot;;[.C3];CONCATENATE([.C3];&quot; / &quot;;[.E3]))" office:value-type="string" office:string-value=":m 1-2*2 RES / 245 / 『人工光合成と有機系太陽電池』　日本化学会、編 / p.77">
            <text:p>:m 1-2*2 RES / 245 / 『人工光合成と有機系太陽電池』　日本化学会、編 / p.7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12_11-40-42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2.93 E-139-34-54.98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2_13-39-45_000.jpg</text:p>
          </table:table-cell>
          <table:table-cell table:style-name="ce22" office:value-type="string">
            <text:p>:m 1-3*3 RES / 245 / 『古典場から量子場への道』　高橋康 / p.149</text:p>
          </table:table-cell>
          <table:table-cell table:style-name="ce23"/>
          <table:table-cell table:style-name="ce3"/>
          <table:table-cell table:style-name="ce3" office:value-type="string">
            <text:p>N-35-35-21.39 E-139-34-43.67</text:p>
          </table:table-cell>
          <table:table-cell table:style-name="ce32" table:formula="of:=IF([.E5]=&quot;&quot;;[.C5];CONCATENATE([.C5];&quot; / &quot;;[.E5]))" office:value-type="string" office:string-value=":m 1-3*3 RES / 245 / 『古典場から量子場への道』　高橋康 / p.149">
            <text:p>:m 1-3*3 RES / 245 / 『古典場から量子場への道』　高橋康 / p.14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2_15-45-40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23"/>
          <table:table-cell table:style-name="ce3"/>
          <table:table-cell table:style-name="ce3" office:value-type="string">
            <text:p>N-35-35-22.82 E-139-34-54.65</text:p>
          </table:table-cell>
          <table:table-cell table:style-name="ce32" table:formula="of:=IF([.E6]=&quot;&quot;;[.C6];CONCATENATE([.C6];&quot; / &quot;;[.E6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2_15-58-32_001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4"/>
          <table:table-cell table:style-name="ce3"/>
          <table:table-cell table:style-name="ce3" office:value-type="string">
            <text:p>N-35-35-28.82 E-139-34-49.6</text:p>
          </table:table-cell>
          <table:table-cell table:style-name="ce32" table:formula="of:=IF([.E7]=&quot;&quot;;[.C7];CONCATENATE([.C7];&quot; / &quot;;[.E7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2_16-01-39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5"/>
          <table:table-cell table:style-name="ce3"/>
          <table:table-cell table:style-name="ce3" office:value-type="string">
            <text:p>N-35-35-29.27 E-139-34-49.6</text:p>
          </table:table-cell>
          <table:table-cell table:style-name="ce32" table:formula="of:=IF([.E8]=&quot;&quot;;[.C8];CONCATENATE([.C8];&quot; / &quot;;[.E8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12_16-01-46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5"/>
          <table:table-cell table:style-name="ce3"/>
          <table:table-cell table:style-name="ce3" office:value-type="string">
            <text:p>N-35-35-28.78 E-139-34-49.54</text:p>
          </table:table-cell>
          <table:table-cell table:style-name="ce32" table:formula="of:=IF([.E9]=&quot;&quot;;[.C9];CONCATENATE([.C9];&quot; / &quot;;[.E9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2_16-56-27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5"/>
          <table:table-cell table:style-name="ce3"/>
          <table:table-cell table:style-name="ce3" office:value-type="string">
            <text:p>N-35-35-28.29 E-139-34-49.65</text:p>
          </table:table-cell>
          <table:table-cell table:style-name="ce32" table:formula="of:=IF([.E10]=&quot;&quot;;[.C10];CONCATENATE([.C10];&quot; / &quot;;[.E10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2_16-56-43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6"/>
          <table:table-cell table:style-name="ce3"/>
          <table:table-cell table:style-name="ce3" office:value-type="string">
            <text:p>N-35-35-28.31 E-139-34-48.94</text:p>
          </table:table-cell>
          <table:table-cell table:style-name="ce32" table:formula="of:=IF([.E11]=&quot;&quot;;[.C11];CONCATENATE([.C11];&quot; / &quot;;[.E11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2_16-57-08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7"/>
          <table:table-cell table:style-name="ce3"/>
          <table:table-cell table:style-name="ce3" office:value-type="string">
            <text:p>N-35-35-28.53 E-139-34-49.27</text:p>
          </table:table-cell>
          <table:table-cell table:style-name="ce32" table:formula="of:=IF([.E12]=&quot;&quot;;[.C12];CONCATENATE([.C12];&quot; / &quot;;[.E12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12_17-15-26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7"/>
          <table:table-cell table:style-name="ce3"/>
          <table:table-cell table:style-name="ce3" office:value-type="string">
            <text:p>N-35-35-28.71 E-139-34-49.6</text:p>
          </table:table-cell>
          <table:table-cell table:style-name="ce32" table:formula="of:=IF([.E13]=&quot;&quot;;[.C13];CONCATENATE([.C13];&quot; / &quot;;[.E13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12_17-15-40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23"/>
          <table:table-cell table:style-name="ce3"/>
          <table:table-cell table:style-name="ce3" office:value-type="string">
            <text:p>N-35-35-28.72 E-139-34-49.65</text:p>
          </table:table-cell>
          <table:table-cell table:style-name="ce32" table:formula="of:=IF([.E14]=&quot;&quot;;[.C14];CONCATENATE([.C14];&quot; / &quot;;[.E14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12_17-21-23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5"/>
          <table:table-cell table:style-name="ce3"/>
          <table:table-cell table:style-name="ce3" office:value-type="string">
            <text:p>N-35-35-28.75 E-139-34-49.65</text:p>
          </table:table-cell>
          <table:table-cell table:style-name="ce32" table:formula="of:=IF([.E15]=&quot;&quot;;[.C15];CONCATENATE([.C15];&quot; / &quot;;[.E15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12_17-26-04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資料</text:p>
          </table:table-cell>
          <table:table-cell table:style-name="ce15"/>
          <table:table-cell table:style-name="ce3"/>
          <table:table-cell table:style-name="ce3" office:value-type="string">
            <text:p>N-35-35-27.93 E-139-34-49.22</text:p>
          </table:table-cell>
          <table:table-cell table:style-name="ce32" table:formula="of:=IF([.E16]=&quot;&quot;;[.C16];CONCATENATE([.C16];&quot; / &quot;;[.E16]))" office:value-type="string" office:string-value=":m 東和 PHOTO / 200313f / 辻堂駅 / 藤沢市辻堂新町計画 / １名 / アイ・エンジニアリング（川村工営） / 資料">
            <text:p>:m 東和 PHOTO / 200313f / 辻堂駅 / 藤沢市辻堂新町計画 / １名 / アイ・エンジニアリング（川村工営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12_18-30-05_000.jpg</text:p>
          </table:table-cell>
          <table:table-cell table:style-name="ce6" office:value-type="string">
            <text:p>:m music / log / gt / || s.1:f-108,rev,-,-,-,-,-,- || s.2:f-107,rev,video=g-2020-0307-1,cake-id=39915,-,-,-,-,- || s.3:f-107,rev,video=g-2020-0307-2,-,-,-,-,-</text:p>
          </table:table-cell>
          <table:table-cell table:style-name="ce15"/>
          <table:table-cell table:style-name="ce3"/>
          <table:table-cell table:style-name="ce3" office:value-type="string">
            <text:p>N-35-35-28.71 E-139-34-49.54</text:p>
          </table:table-cell>
          <table:table-cell table:style-name="ce32" table:formula="of:=IF([.E17]=&quot;&quot;;[.C17];CONCATENATE([.C17];&quot; / &quot;;[.E17]))" office:value-type="string" office:string-value=":m music / log / gt / || s.1:f-108,rev,-,-,-,-,-,- || s.2:f-107,rev,video=g-2020-0307-1,cake-id=39915,-,-,-,-,- || s.3:f-107,rev,video=g-2020-0307-2,-,-,-,-,-">
            <text:p>:m music / log / gt / || s.1:f-108,rev,-,-,-,-,-,- || s.2:f-107,rev,video=g-2020-0307-1,cake-id=39915,-,-,-,-,- || s.3:f-107,rev,video=g-2020-0307-2,-,-,-,-,-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12_20-50-29_000.jpg</text:p>
          </table:table-cell>
          <table:table-cell table:style-name="ce22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2.85 E-139-34-54.32</text:p>
          </table:table-cell>
          <table:table-cell table:style-name="ce32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13_00-20-44_000.pn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13_01-34-00_000.png</text:p>
          </table:table-cell>
          <table:table-cell table:style-name="ce6" office:value-type="string">
            <text:p>:m :PHOTO 起きた時刻（夜中） / 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m :PHOTO 起きた時刻（夜中） / ">
            <text:p>:m :PHOTO 起きた時刻（夜中）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13_03-32-50_000.png</text:p>
          </table:table-cell>
          <table:table-cell table:style-name="ce6" office:value-type="string">
            <text:p>:m :PHOTO 起きた時刻（夜中） / 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m :PHOTO 起きた時刻（夜中） / ">
            <text:p>:m :PHOTO 起きた時刻（夜中）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13_04-57-41_000.jpg</text:p>
          </table:table-cell>
          <table:table-cell table:style-name="ce1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85 E-139-34-49.27</text:p>
          </table:table-cell>
          <table:table-cell table:style-name="ce32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3-13_05-29-13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出発時間</text:p>
          </table:table-cell>
          <table:table-cell table:style-name="ce14"/>
          <table:table-cell table:style-name="ce3"/>
          <table:table-cell table:style-name="ce3" office:value-type="string">
            <text:p>N-35-35-28.05 E-139-34-49.6</text:p>
          </table:table-cell>
          <table:table-cell table:style-name="ce32" table:formula="of:=IF([.E23]=&quot;&quot;;[.C23];CONCATENATE([.C23];&quot; / &quot;;[.E23]))" office:value-type="string" office:string-value=":m 東和 PHOTO / 200313f / 辻堂駅 / 藤沢市辻堂新町計画 / １名 / アイ・エンジニアリング（川村工営） / 出発時間">
            <text:p>:m 東和 PHOTO / 200313f / 辻堂駅 / 藤沢市辻堂新町計画 / １名 / アイ・エンジニアリング（川村工営） / 出発時間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3-13_18-40-49_000.jpg</text:p>
          </table:table-cell>
          <table:table-cell table:style-name="ce22" office:value-type="string">
            <text:p>:m 東和 PHOTO / 200313f / 辻堂駅 / 藤沢市辻堂新町計画 / １名 / アイ・エンジニアリング（川村工営） / 日報</text:p>
          </table:table-cell>
          <table:table-cell table:style-name="ce3"/>
          <table:table-cell table:style-name="ce3"/>
          <table:table-cell table:style-name="ce3" office:value-type="string">
            <text:p>N-35-35-28.45 E-139-34-49.65</text:p>
          </table:table-cell>
          <table:table-cell table:style-name="ce32" table:formula="of:=IF([.E24]=&quot;&quot;;[.C24];CONCATENATE([.C24];&quot; / &quot;;[.E24]))" office:value-type="string" office:string-value=":m 東和 PHOTO / 200313f / 辻堂駅 / 藤沢市辻堂新町計画 / １名 / アイ・エンジニアリング（川村工営） / 日報">
            <text:p>:m 東和 PHOTO / 200313f / 辻堂駅 / 藤沢市辻堂新町計画 / １名 / アイ・エンジニアリング（川村工営） / 日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3-14_04-08-36_000.png</text:p>
          </table:table-cell>
          <table:table-cell table:style-name="ce6" office:value-type="string">
            <text:p>:m :PHOTO 起きた時刻（夜中） / 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m :PHOTO 起きた時刻（夜中） / ">
            <text:p>:m :PHOTO 起きた時刻（夜中）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3-14_07-52-48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2.57 E-139-34-55.09</text:p>
          </table:table-cell>
          <table:table-cell table:style-name="ce32" table:formula="of:=IF([.E26]=&quot;&quot;;[.C26];CONCATENATE([.C26];&quot; / &quot;;[.E26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3-14_08-51-05_000.jpg</text:p>
          </table:table-cell>
          <table:table-cell table:style-name="ce22" office:value-type="string">
            <text:p>:m other / 記録　文書 / @自室 / 朝体操 / hip-hopダンス / id=2-1;1-1</text:p>
          </table:table-cell>
          <table:table-cell table:style-name="ce31"/>
          <table:table-cell table:style-name="ce3"/>
          <table:table-cell table:style-name="ce3" office:value-type="string">
            <text:p>N-35-35-28.82 E-139-34-49.43</text:p>
          </table:table-cell>
          <table:table-cell table:style-name="ce32" table:formula="of:=IF([.E27]=&quot;&quot;;[.C27];CONCATENATE([.C27];&quot; / &quot;;[.E27]))" office:value-type="string" office:string-value=":m other / 記録　文書 / @自室 / 朝体操 / hip-hopダンス / id=2-1;1-1">
            <text:p>:m other / 記録　文書 / @自室 / 朝体操 / hip-hopダンス / id=2-1;1-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4_08-34-11_000.mov</text:p>
          </table:table-cell>
          <table:table-cell table:style-name="ce22" office:value-type="string">
            <text:p>:VIDEO / @自宅 / 体操 / hip-hopダンス、ヒップホップ / 左右振り（id=2-1）</text:p>
          </table:table-cell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string" office:string-value=":VIDEO / @自宅 / 体操 / hip-hopダンス、ヒップホップ / 左右振り（id=2-1）">
            <text:p>:VIDEO / @自宅 / 体操 / hip-hopダンス、ヒップホップ / 左右振り（id=2-1）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6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2020/03/14</text:date>, <text:time>11:0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4T11:00:21.31</dc:date>
    <dc:creator>iwabuchi ken</dc:creator>
    <meta:editing-duration>P18DT7H10M11S</meta:editing-duration>
    <meta:editing-cycles>7345</meta:editing-cycles>
    <meta:document-statistic meta:table-count="1" meta:cell-count="792" meta:object-count="0"/>
  </office:meta>
</office:document-meta>
</file>